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90000002F59CDA0A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1" text:anchor-type="paragraph" svg:width="3.702cm" svg:height="1.656cm" draw:z-index="0"><draw:image xlink:href="Pictures/10000201000000690000002F59CDA0A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5:01:49.484000000</meta:creation-date>
    <dc:date>2017-07-14T15:02:40.068000000</dc:date>
    <meta:editing-duration>PT5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4.5.2$Windows_x86 LibreOffice_project/a22f674fd25a3b6f45bdebf25400ed2adff0ff99</meta:generator>
  </office:meta>
</office:document-meta>
</file>